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79ec" officeooo:paragraph-rsid="001479e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79ec" officeooo:paragraph-rsid="001479ec" style:font-weight-asian="bold" style:font-weight-complex="bold"/>
    </style:style>
    <style:style style:name="P3" style:family="paragraph" style:parent-style-name="Text_20_body">
      <style:text-properties officeooo:rsid="0015cc14" officeooo:paragraph-rsid="0015cc14"/>
    </style:style>
    <style:style style:name="P4" style:family="paragraph" style:parent-style-name="Text_20_body">
      <style:text-properties fo:font-weight="normal" officeooo:rsid="001a53bc" officeooo:paragraph-rsid="001a53bc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14pt" fo:font-weight="normal" officeooo:rsid="00269821" officeooo:paragraph-rsid="00269821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2pt" fo:font-weight="normal" officeooo:rsid="00269821" officeooo:paragraph-rsid="00269821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text-properties officeooo:paragraph-rsid="001479ec"/>
    </style:style>
    <style:style style:name="P8" style:family="paragraph" style:parent-style-name="Text_20_body" style:list-style-name="L1">
      <style:text-properties officeooo:paragraph-rsid="001554d4"/>
    </style:style>
    <style:style style:name="P9" style:family="paragraph" style:parent-style-name="Text_20_body" style:list-style-name="L1">
      <style:text-properties officeooo:rsid="00165a3d" officeooo:paragraph-rsid="00165a3d"/>
    </style:style>
    <style:style style:name="P10" style:family="paragraph" style:parent-style-name="Text_20_body" style:list-style-name="L1">
      <style:text-properties officeooo:rsid="001479ec" officeooo:paragraph-rsid="001554d4"/>
    </style:style>
    <style:style style:name="P11" style:family="paragraph" style:parent-style-name="Text_20_body" style:list-style-name="L2">
      <style:text-properties officeooo:rsid="001479ec" officeooo:paragraph-rsid="001479ec"/>
    </style:style>
    <style:style style:name="P12" style:family="paragraph" style:parent-style-name="Text_20_body" style:list-style-name="L2">
      <style:text-properties officeooo:rsid="001554d4" officeooo:paragraph-rsid="001554d4"/>
    </style:style>
    <style:style style:name="P13" style:family="paragraph" style:parent-style-name="Text_20_body" style:list-style-name="L3">
      <style:text-properties officeooo:rsid="001554d4" officeooo:paragraph-rsid="001554d4"/>
    </style:style>
    <style:style style:name="P14" style:family="paragraph" style:parent-style-name="Text_20_body" style:list-style-name="L1">
      <style:text-properties officeooo:rsid="001554d4" officeooo:paragraph-rsid="001554d4"/>
    </style:style>
    <style:style style:name="P15" style:family="paragraph" style:parent-style-name="Text_20_body" style:list-style-name="L4">
      <style:text-properties officeooo:rsid="001554d4" officeooo:paragraph-rsid="001554d4"/>
    </style:style>
    <style:style style:name="P16" style:family="paragraph" style:parent-style-name="Text_20_body" style:list-style-name="L2">
      <style:text-properties fo:font-weight="bold" officeooo:rsid="001554d4" officeooo:paragraph-rsid="001554d4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165a3d" officeooo:paragraph-rsid="00165a3d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17a64c" officeooo:paragraph-rsid="0017a64c" style:font-weight-asian="bold" style:font-weight-complex="bold"/>
    </style:style>
    <style:style style:name="P19" style:family="paragraph" style:parent-style-name="Text_20_body" style:list-style-name="L7">
      <style:text-properties fo:font-weight="bold" officeooo:rsid="001af680" officeooo:paragraph-rsid="001af680" style:font-weight-asian="bold" style:font-weight-complex="bold"/>
    </style:style>
    <style:style style:name="P20" style:family="paragraph" style:parent-style-name="Text_20_body">
      <style:text-properties fo:font-weight="bold" officeooo:rsid="0020b08e" officeooo:paragraph-rsid="0020b08e" style:font-weight-asian="bold" style:font-weight-complex="bold"/>
    </style:style>
    <style:style style:name="P21" style:family="paragraph" style:parent-style-name="Text_20_body" style:list-style-name="L7">
      <style:text-properties fo:font-weight="bold" officeooo:rsid="002b5d93" officeooo:paragraph-rsid="002b5d93" style:font-weight-asian="bold" style:font-weight-complex="bold"/>
    </style:style>
    <style:style style:name="P22" style:family="paragraph" style:parent-style-name="Text_20_body" style:list-style-name="L1">
      <style:text-properties officeooo:rsid="0015cc14" officeooo:paragraph-rsid="0015cc14"/>
    </style:style>
    <style:style style:name="P23" style:family="paragraph" style:parent-style-name="Text_20_body" style:list-style-name="L5">
      <style:text-properties officeooo:rsid="0015cc14" officeooo:paragraph-rsid="0015cc14"/>
    </style:style>
    <style:style style:name="P24" style:family="paragraph" style:parent-style-name="Text_20_body" style:list-style-name="L1">
      <style:text-properties fo:font-weight="normal" officeooo:rsid="001adc88" officeooo:paragraph-rsid="001adc88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01adc88" officeooo:paragraph-rsid="001c6701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17a64c" officeooo:paragraph-rsid="001adc88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17a64c" officeooo:paragraph-rsid="0017a64c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017a64c" officeooo:paragraph-rsid="002a1c34" style:font-weight-asian="normal" style:font-weight-complex="normal"/>
    </style:style>
    <style:style style:name="P29" style:family="paragraph" style:parent-style-name="Text_20_body" style:list-style-name="L1">
      <style:text-properties fo:font-weight="normal" officeooo:rsid="00165a3d" officeooo:paragraph-rsid="00165a3d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165a3d" officeooo:paragraph-rsid="0017a64c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0199197" officeooo:paragraph-rsid="00199197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rsid="00199197" officeooo:paragraph-rsid="001c6701" style:font-weight-asian="normal" style:font-weight-complex="normal"/>
    </style:style>
    <style:style style:name="P33" style:family="paragraph" style:parent-style-name="Text_20_body" style:list-style-name="L1">
      <style:text-properties fo:font-weight="normal" officeooo:rsid="00199197" officeooo:paragraph-rsid="001e2f3e" style:font-weight-asian="normal" style:font-weight-complex="normal"/>
    </style:style>
    <style:style style:name="P34" style:family="paragraph" style:parent-style-name="Text_20_body" style:list-style-name="L1">
      <style:text-properties fo:font-weight="normal" officeooo:rsid="001a53bc" officeooo:paragraph-rsid="001a53bc" style:font-weight-asian="normal" style:font-weight-complex="normal"/>
    </style:style>
    <style:style style:name="P35" style:family="paragraph" style:parent-style-name="Text_20_body" style:list-style-name="L6">
      <style:text-properties fo:font-weight="normal" officeooo:rsid="001a53bc" officeooo:paragraph-rsid="001a53bc" style:font-weight-asian="normal" style:font-weight-complex="normal"/>
    </style:style>
    <style:style style:name="P36" style:family="paragraph" style:parent-style-name="Text_20_body" style:list-style-name="L1">
      <style:text-properties fo:font-weight="normal" officeooo:rsid="001ba1c9" officeooo:paragraph-rsid="001ba1c9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1af680" officeooo:paragraph-rsid="001af680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1c6701" officeooo:paragraph-rsid="001c6701" style:font-weight-asian="normal" style:font-weight-complex="normal"/>
    </style:style>
    <style:style style:name="P39" style:family="paragraph" style:parent-style-name="Text_20_body" style:list-style-name="L1">
      <style:text-properties fo:font-weight="normal" officeooo:rsid="001ce0d7" officeooo:paragraph-rsid="001ce0d7" style:font-weight-asian="normal" style:font-weight-complex="normal"/>
    </style:style>
    <style:style style:name="P40" style:family="paragraph" style:parent-style-name="Text_20_body" style:list-style-name="L1">
      <style:text-properties fo:font-weight="normal" officeooo:rsid="001ce0d7" officeooo:paragraph-rsid="002a1c34" style:font-weight-asian="normal" style:font-weight-complex="normal"/>
    </style:style>
    <style:style style:name="P41" style:family="paragraph" style:parent-style-name="Text_20_body" style:list-style-name="L1">
      <style:text-properties fo:font-weight="normal" officeooo:rsid="00269821" officeooo:paragraph-rsid="00269821" style:font-weight-asian="normal" style:font-weight-complex="normal"/>
    </style:style>
    <style:style style:name="P42" style:family="paragraph" style:parent-style-name="Text_20_body" style:list-style-name="L1">
      <style:text-properties fo:font-weight="normal" officeooo:rsid="00269821" officeooo:paragraph-rsid="001ce0d7" style:font-weight-asian="normal" style:font-weight-complex="normal"/>
    </style:style>
    <style:style style:name="P43" style:family="paragraph" style:parent-style-name="Text_20_body" style:list-style-name="L1">
      <style:text-properties fo:font-weight="normal" officeooo:rsid="002ecebc" officeooo:paragraph-rsid="002ecebc" style:font-weight-asian="normal" style:font-weight-complex="normal"/>
    </style:style>
    <style:style style:name="P44" style:family="paragraph" style:parent-style-name="Text_20_body" style:list-style-name="L1">
      <style:text-properties fo:font-size="10pt" fo:font-weight="bold" officeooo:rsid="001adc88" officeooo:paragraph-rsid="001adc88" style:font-size-asian="10pt" style:font-weight-asian="bold" style:font-size-complex="10pt" style:font-weight-complex="bold"/>
    </style:style>
    <style:style style:name="P45" style:family="paragraph" style:parent-style-name="Text_20_body" style:list-style-name="L1">
      <style:text-properties fo:font-size="10pt" fo:font-weight="bold" officeooo:rsid="001c6701" officeooo:paragraph-rsid="002a1c34" style:font-size-asian="10pt" style:font-weight-asian="bold" style:font-size-complex="10pt" style:font-weight-complex="bold"/>
    </style:style>
    <style:style style:name="P46" style:family="paragraph" style:parent-style-name="Text_20_body" style:list-style-name="L5">
      <style:text-properties officeooo:rsid="002a1c34" officeooo:paragraph-rsid="002a1c34"/>
    </style:style>
    <style:style style:name="T1" style:family="text">
      <style:text-properties officeooo:rsid="001479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4d4" style:font-weight-asian="bold" style:font-weight-complex="bold"/>
    </style:style>
    <style:style style:name="T4" style:family="text">
      <style:text-properties fo:font-weight="bold" officeooo:rsid="001479ec" style:font-weight-asian="bold" style:font-weight-complex="bold"/>
    </style:style>
    <style:style style:name="T5" style:family="text">
      <style:text-properties fo:font-weight="bold" officeooo:rsid="0017a64c" style:font-weight-asian="bold" style:font-weight-complex="bold"/>
    </style:style>
    <style:style style:name="T6" style:family="text">
      <style:text-properties fo:font-weight="bold" officeooo:rsid="001adc88" style:font-weight-asian="bold" style:font-weight-complex="bold"/>
    </style:style>
    <style:style style:name="T7" style:family="text">
      <style:text-properties fo:font-weight="bold" officeooo:rsid="002a1c34" style:font-weight-asian="bold" style:font-weight-complex="bold"/>
    </style:style>
    <style:style style:name="T8" style:family="text">
      <style:text-properties officeooo:rsid="001554d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adc88"/>
    </style:style>
    <style:style style:name="T11" style:family="text">
      <style:text-properties officeooo:rsid="001ba1c9"/>
    </style:style>
    <style:style style:name="T12" style:family="text">
      <style:text-properties officeooo:rsid="001c6701"/>
    </style:style>
    <style:style style:name="T13" style:family="text">
      <style:text-properties officeooo:rsid="002a1c34"/>
    </style:style>
    <style:style style:name="T14" style:family="text">
      <style:text-properties officeooo:rsid="002d45d7"/>
    </style:style>
    <style:style style:name="T15" style:family="text">
      <style:text-properties officeooo:rsid="002e5447"/>
    </style:style>
    <style:style style:name="T16" style:family="text">
      <style:text-properties officeooo:rsid="0030c56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уководство по выполнению лабораторной работы day<text:span text:style-name="T13">6</text:span>_lab1</text:p>
      <text:p text:style-name="P2"/>
      <text:p text:style-name="P1"/>
      <text:list xml:id="list1644203308" text:style-name="L1">
        <text:list-item>
          <text:p text:style-name="P7"><text:span text:style-name="T1">Откройте Visual Studio Code. Перейдите в каталог </text:span><text:span text:style-name="T4">ce2020labs/day_</text:span><text:span text:style-name="T7">6</text:span><text:span text:style-name="T4">/lab1</text:span></text:p>
        </text:list-item>
        <text:list-item>
          <text:p text:style-name="P9">Проведите подготовку каталогов проекта</text:p>
          <text:list>
            <text:list-item>
              <text:p text:style-name="P10">Прове<text:span text:style-name="T8">дите</text:span> обзор <text:span text:style-name="T8">каталогов </text:span>проекта. </text:p>
              <text:list>
                <text:list-item>
                  <text:p text:style-name="P8"><text:span text:style-name="T8">Каталог </text:span><text:span text:style-name="T3">lab1</text:span><text:span text:style-name="T8"> содержит следующие каталоги</text:span></text:p>
                </text:list-item>
              </text:list>
            </text:list-item>
          </text:list>
        </text:list-item>
      </text:list>
      <text:list xml:id="list288023948" text:style-name="L2">
        <text:list-item>
          <text:p text:style-name="P11"><text:span text:style-name="T2">common</text:span> — общие компоненты для проекта ПЛИС</text:p>
        </text:list-item>
        <text:list-item>
          <text:p text:style-name="P11"><text:span text:style-name="T2">program</text:span> — каталог для сборки программ процессора schoolRISK-V</text:p>
        </text:list-item>
        <text:list-item>
          <text:p text:style-name="P11"><text:span text:style-name="T2">run_rzrd</text:span> — каталог для сборки проекта ПЛИС</text:p>
        </text:list-item>
        <text:list-item>
          <text:p text:style-name="P11"><text:span text:style-name="T2">school_ris</text:span><text:span text:style-name="T7">c</text:span> — каталог с компонентами процессора schoolRISC-V</text:p>
        </text:list-item>
        <text:list-item>
          <text:p text:style-name="P11"><text:span text:style-name="T2">src_calc</text:span> — каталог с рабочими компонентами, если там есть файл <text:span text:style-name="T2">example_cpu.sv</text:span> то удалите его</text:p>
        </text:list-item>
        <text:list-item>
          <text:p text:style-name="P11"><text:span text:style-name="T2">src_rzd</text:span> — каталог с файлами для верхнего уровня проекта ПЛИС</text:p>
        </text:list-item>
        <text:list-item>
          <text:p text:style-name="P12"><text:span text:style-name="T2">src_tb</text:span> — каталог с файлами для симуляции, <text:span text:style-name="T10">если там есть файл </text:span><text:span text:style-name="T6">tb.s</text:span><text:span text:style-name="T10">v то удалите его</text:span></text:p>
        </text:list-item>
        <text:list-item>
          <text:p text:style-name="P16">support — <text:span text:style-name="T9">каталог с рабочими файлами для разных шагов лабораторной работы</text:span></text:p>
        </text:list-item>
        <text:list-item>
          <text:p text:style-name="P12">может быть каталог <text:span text:style-name="T2">work</text:span>, если он есть то его следует удалить</text:p>
        </text:list-item>
      </text:list>
      <text:list xml:id="list145132694440464" text:continue-list="list1644203308" text:style-name="L1">
        <text:list-item>
          <text:list>
            <text:list-item>
              <text:list>
                <text:list-item>
                  <text:p text:style-name="P8"><text:span text:style-name="T8">Каталог </text:span><text:span text:style-name="T3">program</text:span><text:span text:style-name="T8"> содержит следующие каталоги и файлы</text:span></text:p>
                </text:list-item>
              </text:list>
            </text:list-item>
          </text:list>
        </text:list-item>
      </text:list>
      <text:list xml:id="list2317027020" text:style-name="L3">
        <text:list-item>
          <text:p text:style-name="P13"><text:span text:style-name="T2">common</text:span> — общие файлы для сборки программ</text:p>
        </text:list-item>
        <text:list-item>
          <text:p text:style-name="P13"><text:span text:style-name="T2">p0_program</text:span> — каталог для сборки программы процессора P0</text:p>
        </text:list-item>
        <text:list-item>
          <text:p text:style-name="P13"><text:span text:style-name="T2">p1_program</text:span> — каталог для сборки программы процессора P0</text:p>
          <text:p text:style-name="P13">Если внутри каталогов <text:span text:style-name="T2">p0_program</text:span>, <text:span text:style-name="T2">p1_program</text:span> находятся файлы <text:span text:style-name="T2">main.S</text:span> то их следует удалить</text:p>
        </text:list-item>
      </text:list>
      <text:list xml:id="list145132924109005" text:continue-list="list145132694440464" text:style-name="L1">
        <text:list-item>
          <text:list>
            <text:list-item>
              <text:list>
                <text:list-item>
                  <text:p text:style-name="P14">Каталог <text:span text:style-name="T2">support</text:span> содержит следующие каталоги</text:p>
                </text:list-item>
              </text:list>
            </text:list-item>
          </text:list>
        </text:list-item>
      </text:list>
      <text:list xml:id="list1487223668" text:style-name="L4">
        <text:list-item>
          <text:p text:style-name="P15"><text:span text:style-name="T2">full</text:span> — рабочие файлы для полного варианта лабораторной работы</text:p>
        </text:list-item>
        <text:list-item>
          <text:p text:style-name="P15"><text:span text:style-name="T2">step1</text:span> — рабочие файлы для шага 1</text:p>
        </text:list-item>
      </text:list>
      <text:list xml:id="list145131978047595" text:continue-list="list145132924109005" text:style-name="L1">
        <text:list-item>
          <text:list>
            <text:list-item>
              <text:list>
                <text:list-item>
                  <text:p text:style-name="P22">Каталог <text:span text:style-name="T2">lab1</text:span> содержит следующие файлы:</text:p>
                </text:list-item>
              </text:list>
            </text:list-item>
          </text:list>
        </text:list-item>
      </text:list>
      <text:list xml:id="list719358916" text:style-name="L5">
        <text:list-item>
          <text:p text:style-name="P23"><text:span text:style-name="T2">systemverilog.txt </text:span>— файл со списком файлов для моделирования</text:p>
        </text:list-item>
        <text:list-item>
          <text:p text:style-name="P23"><text:span text:style-name="T2">vlib_init.sh</text:span> — инициализация системы моделирования</text:p>
        </text:list-item>
        <text:list-item>
          <text:p text:style-name="P23"><text:span text:style-name="T2">compile.sh</text:span> — компиляция файлов для моделирования</text:p>
        </text:list-item>
        <text:list-item>
          <text:p text:style-name="P23"><text:span text:style-name="T2">c_run_0.sh </text:span>— запуск моделирования в консольном режиме</text:p>
        </text:list-item>
        <text:list-item>
          <text:p text:style-name="P23"><text:span text:style-name="T2">g_run_0.sh</text:span> — запуск моделирования в <text:s/>режиме GUI</text:p>
        </text:list-item>
        <text:list-item>
          <text:p text:style-name="P23"><text:soft-page-break/><text:span text:style-name="T2">run_all.sh</text:span> — запуск компиляции и выполнения нескольких тестов в консольном режиме</text:p>
        </text:list-item>
        <text:list-item>
          <text:p text:style-name="P46"><text:span text:style-name="T2">p_build.sh</text:span> — сборка программ для процессоров P0 и P1</text:p>
        </text:list-item>
      </text:list>
      <text:list xml:id="list145131542339867" text:continue-list="list145131978047595" text:style-name="L1">
        <text:list-item>
          <text:list>
            <text:list-item>
              <text:p text:style-name="P22">Откройте терминал в программе Visual Studio Code</text:p>
            </text:list-item>
            <text:list-item>
              <text:p text:style-name="P22">Выполните скрипт <text:s/><text:span text:style-name="T2">./vlib_init.sh </text:span></text:p>
            </text:list-item>
          </text:list>
        </text:list-item>
      </text:list>
      <text:p text:style-name="P3"><text:tab/>Будет создан каталог <text:span text:style-name="T2">work</text:span> с пустой рабочей библиотекой.</text:p>
      <text:list xml:id="list145132597235405" text:continue-numbering="true" text:style-name="L1">
        <text:list-item>
          <text:list>
            <text:list-item>
              <text:p text:style-name="P9">Выполните скрипт ./compile.sh</text:p>
            </text:list-item>
          </text:list>
          <text:p text:style-name="P9">Вы должны получить ошибку, в проекте отсутствует файл <text:span text:style-name="T2">src_calc/example_cpu.sv</text:span></text:p>
          <text:p text:style-name="P17">** Error: (vlog-7) Failed to open design unit file "src_calc/example_cpu.sv" in read mode.</text:p>
        </text:list-item>
        <text:list-item>
          <text:p text:style-name="P9">Выполните шаг 1 лабораторной работы</text:p>
          <text:list>
            <text:list-item>
              <text:p text:style-name="P9">Скопируйте файл <text:span text:style-name="T2">support/step1/example_cpu.sv</text:span> в каталог <text:span text:style-name="T2">src_cal</text:span></text:p>
              <text:list>
                <text:list-item>
                  <text:list>
                    <text:list-header>
                      <text:p text:style-name="P18">cp <text:s/>support/step1/example_cpu.sv src_calc/</text:p>
                    </text:list-header>
                  </text:list>
                </text:list-item>
              </text:list>
            </text:list-item>
            <text:list-item>
              <text:p text:style-name="P24">Скопируйте файл <text:span text:style-name="T2">support/step1/tb.sv</text:span> в каталог <text:span text:style-name="T2">src_tb</text:span></text:p>
              <text:list>
                <text:list-item>
                  <text:list>
                    <text:list-header>
                      <text:p text:style-name="P26"><text:span text:style-name="T2">cp <text:s/>support/step1/</text:span><text:span text:style-name="T6">tb.sv</text:span><text:span text:style-name="T2"> src_</text:span><text:span text:style-name="T6">tb</text:span><text:span text:style-name="T2">/</text:span></text:p>
                    </text:list-header>
                  </text:list>
                </text:list-item>
              </text:list>
            </text:list-item>
            <text:list-item>
              <text:p text:style-name="P29">Скопируйте файл <text:span text:style-name="T2">support/step1/p0_program/main.S </text:span>в каталог <text:span text:style-name="T2">program/p0_progra</text:span>m</text:p>
              <text:list>
                <text:list-item>
                  <text:list>
                    <text:list-header>
                      <text:p text:style-name="P18">cp <text:s/>support/step1/p0_program/main.S program/p0_program/</text:p>
                    </text:list-header>
                  </text:list>
                </text:list-item>
              </text:list>
            </text:list-item>
            <text:list-item>
              <text:p text:style-name="P29">Скопируйте файл <text:span text:style-name="T2">support/step1/p1_program/main.S</text:span> в каталог <text:span text:style-name="T2">program/p1_program</text:span></text:p>
              <text:list>
                <text:list-item>
                  <text:list>
                    <text:list-header>
                      <text:p text:style-name="P18">cp <text:s/>support/step1/p1_program/main.S program/p1_program/</text:p>
                    </text:list-header>
                  </text:list>
                </text:list-item>
              </text:list>
            </text:list-item>
            <text:list-item>
              <text:p text:style-name="P29">Проведите обзор файла example_cpu.sv</text:p>
              <text:list>
                <text:list-item>
                  <text:p text:style-name="P29">Найдите следующие компоненты: процессор P0, процессор P1, память для процессора P0, память для процессора P1</text:p>
                </text:list-item>
                <text:list-item>
                  <text:p text:style-name="P27">Определите как формируются разряды <text:span text:style-name="T2">display_number[1</text:span><text:span text:style-name="T7">1</text:span><text:span text:style-name="T2">:</text:span><text:span text:style-name="T7">8</text:span><text:span text:style-name="T2">]</text:span>, какой процессор из формирует и какие регистры должны быть записаны.</text:p>
                </text:list-item>
                <text:list-item>
                  <text:p text:style-name="P27">Определите как формируются разряды <text:span text:style-name="T2">display_number[</text:span><text:span text:style-name="T7">3</text:span><text:span text:style-name="T2">:</text:span><text:span text:style-name="T7">0</text:span><text:span text:style-name="T2">], </text:span>какой процессор из формирует и какие регистры должны быть записаны.</text:p>
                </text:list-item>
                <text:list-item>
                  <text:p text:style-name="P27">Определите в какой регистр попадает информация о нажатии клавиши <text:span text:style-name="T2">key_sw_p[3]</text:span>. В какой процессор попадает информация о нажатии клавиши, какие регистры участвуют в опросе клавиши.</text:p>
                </text:list-item>
                <text:list-item>
                  <text:p text:style-name="P27">Определите в какой регистр попадает информация о нажатии клавиши <text:span text:style-name="T2">key_sw_p[2]</text:span>. В какой процессор попадает информация о нажатии клавиши, какие регистры участвуют в опросе клавиши.</text:p>
                </text:list-item>
                <text:list-item>
                  <text:p text:style-name="P27">Определите что происходит при нажатии на клавищу <text:span text:style-name="T2">key_sw_p[0]</text:span></text:p>
                </text:list-item>
              </text:list>
            </text:list-item>
            <text:list-item>
              <text:p text:style-name="P30">Проведите обзор файла <text:span text:style-name="T5">p0_program/main.S</text:span></text:p>
              <text:list>
                <text:list-item>
                  <text:p text:style-name="P27"><text:soft-page-break/>Определите место где происходит опрос клавиш <text:span text:style-name="T13">KEY0, KEY1</text:span></text:p>
                </text:list-item>
                <text:list-item>
                  <text:p text:style-name="P27">Определите место где <text:span text:style-name="T13">производится цикл записи в память</text:span></text:p>
                </text:list-item>
                <text:list-item>
                  <text:p text:style-name="P28">Определите место где <text:span text:style-name="T13">производится цикл чтения из память</text:span></text:p>
                </text:list-item>
                <text:list-item>
                  <text:p text:style-name="P28">Определите место где выводится цифра <text:span text:style-name="T13">результата </text:span>на дисплей</text:p>
                </text:list-item>
              </text:list>
            </text:list-item>
            <text:list-item>
              <text:p text:style-name="P31">Проведите обзор файлы <text:span text:style-name="T2">src_tb/tb.sv</text:span></text:p>
              <text:list>
                <text:list-item>
                  <text:p text:style-name="P31">Определите место где формируются сигналы key_sw_p[2] и key_sw_p[3]; Сколько импульсов формируется для каждого из сигналов ?</text:p>
                  <text:p text:style-name="P31"><text:bookmark-start text:name="__RefNumPara__13_3850432084"/><text:bookmark-end text:name="__RefNumPara__13_3850432084"/></text:p>
                </text:list-item>
              </text:list>
            </text:list-item>
            <text:list-item>
              <text:p text:style-name="P31">Проведите компиляцию проекта</text:p>
              <text:list>
                <text:list-item>
                  <text:p text:style-name="P31">Запустите скрипт <text:s/><text:span text:style-name="T2">./complile.sh</text:span> <text:s text:c="2"/>компиляция должна пройти без ошибок. Обратите внимание, что при компиляции выводится много сообщений. </text:p>
                </text:list-item>
                <text:list-item>
                  <text:p text:style-name="P31">Повторно запустите компиляцию командой: <text:span text:style-name="T2">./compile.sh | grep Error </text:span></text:p>
                  <text:p text:style-name="P31">Компиляция должна пройти без ошибок. Строчка «Error» должна быть выделена красным цветом. Обратите внимание, что в данном случае выводится только одна строка. Если бы в исходных файлах были ошибки, то они тоже были бы выведены.</text:p>
                </text:list-item>
              </text:list>
            </text:list-item>
            <text:list-item>
              <text:p text:style-name="P34"><text:bookmark-start text:name="__RefNumPara__35_3850432084"/>Выполните сборку программ <text:bookmark-end text:name="__RefNumPara__35_3850432084"/></text:p>
              <text:list>
                <text:list-item>
                  <text:p text:style-name="P34">Выполните команду <text:span text:style-name="T2">./</text:span><text:span text:style-name="T7">p_build.sh</text:span></text:p>
                </text:list-item>
              </text:list>
            </text:list-item>
          </text:list>
        </text:list-item>
      </text:list>
      <text:p text:style-name="P4">Будет выполнена компиляция программ <text:span text:style-name="T13">для процессоров P0, P1</text:span> и файл<text:span text:style-name="T13">ы</text:span> программы будет скопирован<text:span text:style-name="T13">ы</text:span> в два каталога:</text:p>
      <text:list xml:id="list1492665342" text:style-name="L6">
        <text:list-item>
          <text:p text:style-name="P35">./ - это текущий каталог проекта, там он будет использоваться для моделирования</text:p>
        </text:list-item>
        <text:list-item>
          <text:p text:style-name="P35">./run_rzrd — это каталог для сборки проекта ПЛИС</text:p>
        </text:list-item>
      </text:list>
      <text:list xml:id="list145133142617778" text:continue-list="list145132597235405" text:style-name="L1">
        <text:list-item>
          <text:list>
            <text:list-item>
              <text:p text:style-name="P36">Выполнение моделирования проекта</text:p>
              <text:list>
                <text:list-item>
                  <text:p text:style-name="P31">Запустите моделирование в консольном режиме командой <text:s/><text:span text:style-name="T2">./c_run_0.sh</text:span></text:p>
                  <text:p text:style-name="P24">Тест должен завершиться с ошибкой:</text:p>
                  <text:p text:style-name="P44">test_id=0 <text:s text:c="4"/>test_name: <text:s text:c="9"/>test_0 <text:s text:c="8"/><text:span text:style-name="T13">DISPLAY_NUMBER=0x5ad4</text:span> <text:s text:c="3"/>TEST_FAILED *******</text:p>
                </text:list-item>
                <text:list-item>
                  <text:p text:style-name="P37">Запустите симулятор в режиме GUI командой <text:span text:style-name="T2">./g_run_0.sh <text:s/>&amp;</text:span></text:p>
                  <text:p text:style-name="P37">Обратите внимание на символ &amp; после команды. Этот символ даёт указание запустить программу и вернуть управление терминалу. В терминале можно вводить другие команды, в частности можно запускать скрип компиляции ./compile.sh</text:p>
                </text:list-item>
                <text:list-item>
                  <text:p text:style-name="P37">В симуляторе выведите на временную диаграмму сигналы верхнего уровня: </text:p>
                </text:list-item>
              </text:list>
            </text:list-item>
          </text:list>
        </text:list-item>
      </text:list>
      <text:list xml:id="list2938429246" text:style-name="L7">
        <text:list-item>
          <text:list>
            <text:list-item>
              <text:list>
                <text:list-item>
                  <text:p text:style-name="P19">reset_p</text:p>
                </text:list-item>
                <text:list-item>
                  <text:p text:style-name="P19">display_number</text:p>
                </text:list-item>
                <text:list-item>
                  <text:p text:style-name="P19">key_sw_p</text:p>
                </text:list-item>
                <text:list-item>
                  <text:p text:style-name="P21"><text:soft-page-break/>test_passed</text:p>
                </text:list-item>
              </text:list>
            </text:list-item>
          </text:list>
        </text:list-item>
      </text:list>
      <text:list xml:id="list145131955175851" text:continue-list="list145133142617778" text:style-name="L1">
        <text:list-item>
          <text:list>
            <text:list-item>
              <text:list>
                <text:list-item>
                  <text:p text:style-name="P37">В другое окно с временной диаграммой выведите сигналы компонента <text:span text:style-name="T2">uut</text:span></text:p>
                </text:list-item>
                <text:list-item>
                  <text:p text:style-name="P37"><text:span text:style-name="T2"><text:s/></text:span><text:span text:style-name="T11">Запустите сеанс моделирования на время 30 us. В окне «Transcript» будет выведен лог теста, там также должно быть выведено сообщение «TEST FAILED»</text:span></text:p>
                </text:list-item>
                <text:list-item>
                  <text:p text:style-name="P37">Какое значение в конце моделирования имеет сигнал выбранный для контроля правильности проведения теста ? </text:p>
                </text:list-item>
                <text:list-item>
                  <text:p text:style-name="P36">Что нужно сделать для правильного завершения теста ?</text:p>
                </text:list-item>
                <text:list-item>
                  <text:p text:style-name="P36"><text:bookmark-start text:name="__RefNumPara__15_3850432084"/>Измените файл <text:span text:style-name="T2">tb.sv</text:span> для правильного завершения теста<text:bookmark-end text:name="__RefNumPara__15_3850432084"/></text:p>
                </text:list-item>
                <text:list-item>
                  <text:p text:style-name="P36">Скомпилируйте заново файлы проекта, для этого перейдите в терминал #1 и выполните скрипт <text:span text:style-name="T2">./compile.sh </text:span></text:p>
                  <text:p text:style-name="P36">Обратите внимание, что не требуется закрывать программу симулятора. Скрипт <text:span text:style-name="T2">./compile</text:span> также можно выполнить в окне «Transcrip» симулятора. Однако у нас основной системой разработки является Visual Studio Code. В случае появления ошибок при компиляции есть возможность сразу перейти на строку с ошибкой и её исправить. Это удобно.</text:p>
                </text:list-item>
                <text:list-item>
                  <text:p text:style-name="P36">Перейдите в симулятор. Выполните перезапуск сеанса. Запустите сеанс моделирования на время 30 us</text:p>
                </text:list-item>
                <text:list-item>
                  <text:p text:style-name="P36">Какой результат выполнения теста ? Если тест завершился с ошибкой, то вернитесь к п. <text:bookmark-ref text:reference-format="number" text:ref-name="__RefNumPara__15_3850432084">3.10.8</text:bookmark-ref></text:p>
                </text:list-item>
                <text:list-item>
                  <text:p text:style-name="P38">Перейдите в терминал #1</text:p>
                </text:list-item>
                <text:list-item>
                  <text:p text:style-name="P32">Запустите моделирование в консольном режиме командой <text:s/><text:span text:style-name="T2">./c_run_0.sh</text:span></text:p>
                  <text:p text:style-name="P25">Тест должен завершиться <text:span text:style-name="T12">успешно:</text:span></text:p>
                  <text:p text:style-name="P45">test_id=0 <text:s text:c="4"/>test_name: <text:s text:c="9"/>test_0 <text:s text:c="8"/>DEPTH=8 <text:s text:c="4"/><text:span text:style-name="T13">DISPLAY_NUMBER=0x5ad4 <text:s/></text:span><text:s text:c="4"/>TEST_PASSED</text:p>
                </text:list-item>
                <text:list-item>
                  <text:p text:style-name="P38">Обратите внимание, что в проекте реализован тест с самопроверкой. Результатом теста является сообщение «TEST PASSED» или «TEST FAILED». </text:p>
                  <text:p text:style-name="P38">Тест может быть запущен в консольном режиме или в режиме GUI. Режим GUI позволяет производить отладку проекта, в том числе пошаговую отладку. Консольный режим позволяет провести быстрый запуск теста и даёт возможность для удобного запуска группы тестов.</text:p>
                </text:list-item>
              </text:list>
            </text:list-item>
            <text:list-item>
              <text:p text:style-name="P38"><text:bookmark-start text:name="__RefNumPara__43_3850432084"/>Сборка проекта и загрузка на плату<text:bookmark-end text:name="__RefNumPara__43_3850432084"/></text:p>
              <text:list>
                <text:list-item>
                  <text:p text:style-name="P38">Подключите плату RZ-EasyFPGA</text:p>
                </text:list-item>
                <text:list-item>
                  <text:p text:style-name="P38">Откройте новый терминал в Visual Studio Code, это будет терминал #<text:span text:style-name="T16">2</text:span></text:p>
                </text:list-item>
                <text:list-item>
                  <text:p text:style-name="P38">Перейдите в каталог <text:span text:style-name="T2">./run_rzrd</text:span></text:p>
                </text:list-item>
                <text:list-item>
                  <text:p text:style-name="P38">Выполните скрипт <text:span text:style-name="T2">./x_synthesize.bash </text:span></text:p>
                  <text:p text:style-name="P38"><text:soft-page-break/>Проект должен быть собран и загружен на плату. На дисплее должны отображаться цифры «<text:span text:style-name="T15">0000</text:span>» <text:span text:style-name="T15">и через некоторое время - </text:span>«0<text:span text:style-name="T14">F</text:span>0<text:span text:style-name="T14">F</text:span>». <text:span text:style-name="T15">После этого система готова к обработке нажатия на клавиши.</text:span></text:p>
                </text:list-item>
              </text:list>
            </text:list-item>
            <text:list-item>
              <text:p text:style-name="P38">Проверка работы на плате</text:p>
              <text:list>
                <text:list-item>
                  <text:p text:style-name="P40">Нажмите на кнопку S1 (крайняя слева). <text:span text:style-name="T13">Будет запущен цикл записи на процессоре P0.</text:span> Крайняя слева цифра должна <text:span text:style-name="T13">медленно увеличиваться и дойти до значения 5. Медленное изменение происходит из за очень низкой тактовой частоты, примерно 0.7 Гц. Нажатие на клавишу должно быть достаточно длительным.</text:span></text:p>
                </text:list-item>
                <text:list-item>
                  <text:p text:style-name="P39">Нажмите на кнопку S2 (вторая слева). <text:span text:style-name="T13">Будет запущен цикл чтения на процессоре P0.</text:span> Вторая справа цифра должна <text:span text:style-name="T13">стать равной 4.</text:span></text:p>
                </text:list-item>
                <text:list-item>
                  <text:p text:style-name="P40">Нажмите на кнопку S<text:span text:style-name="T13">3</text:span> (<text:span text:style-name="T13">вторая</text:span> справа). <text:span text:style-name="T13">Будет запущен цикл записи на процессоре P1. Вторая справа цифра должна медленно увеличиваться и дойти до значения 0xB.</text:span></text:p>
                </text:list-item>
                <text:list-item>
                  <text:p text:style-name="P40">Нажмите на кнопку S2 (вторая слева). <text:span text:style-name="T13">Будет запущен цикл чтения на процессоре P1.</text:span> Вторая справа цифра должна <text:span text:style-name="T13">стать равной 4.</text:span></text:p>
                </text:list-item>
                <text:list-item>
                  <text:p text:style-name="P43">Попробуйте одновременно нажать на S2 и S4 что бы одновременно запустить циклы чтения на процессорах P0,P1. Как себя ведут светодиоды ?</text:p>
                </text:list-item>
                <text:list-item>
                  <text:p text:style-name="P39">Попробуйте нажимать на кнопки S1, S2, <text:span text:style-name="T13">S3, S4</text:span> в произвольном порядке. Проведите анализ изменения цифр. <text:s/></text:p>
                </text:list-item>
                <text:list-item>
                  <text:p text:style-name="P39">Влияют ли друг на друга процессоры P0 и P1 которые занимаются опросом кнопок и отображением цифр ?</text:p>
                </text:list-item>
              </text:list>
            </text:list-item>
          </text:list>
          <text:p text:style-name="P42"/>
        </text:list-item>
        <text:list-item>
          <text:p text:style-name="P41">Завершение работы</text:p>
          <text:list>
            <text:list-item>
              <text:p text:style-name="P41">Сравните файлы <text:span text:style-name="T2">src_tb/tb.sv, src_calc/example_cpu </text:span><text:s/>с файлами из каталога <text:span text:style-name="T2">support/full</text:span>. <text:s/>Какие есть отличия ?</text:p>
            </text:list-item>
          </text:list>
        </text:list-item>
      </text:list>
      <text:p text:style-name="P20"/>
      <text:p text:style-name="P20"/>
      <text:p text:style-name="P5">Благодарю за выполнение лабораторной работы!</text:p>
      <text:p text:style-name="P5"/>
      <text:p text:style-name="P6">Буду рад получить отзывы, замечания, предложения по данной работе.</text:p>
      <text:p text:style-name="P6">С уважением,</text:p>
      <text:p text:style-name="P6"><text:s/>Дмитрий Смехов</text:p>
      <text:p text:style-name="P6"><text:a xlink:type="simple" xlink:href="mailto:dsmekhov@plis2.ru" text:style-name="Internet_20_link" text:visited-style-name="Visited_20_Internet_20_Link">dsmekhov@plis2.ru</text:a></text:p>
      <text:p text:style-name="P6"/>
      <text:list xml:id="list145131892432316" text:continue-numbering="true" text:style-name="L1">
        <text:list-item>
          <text:list>
            <text:list-item>
              <text:list>
                <text:list-header>
                  <text:p text:style-name="P3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1T22:40:11.588789327</meta:creation-date>
    <dc:date>2022-01-29T14:51:31.025860286</dc:date>
    <meta:editing-duration>PT3H44M16S</meta:editing-duration>
    <meta:editing-cycles>12</meta:editing-cycles>
    <meta:generator>LibreOffice/5.3.6.1$Linux_X86_64 LibreOffice_project/30$Build-1</meta:generator>
    <meta:document-statistic meta:table-count="0" meta:image-count="0" meta:object-count="0" meta:page-count="5" meta:paragraph-count="115" meta:word-count="1209" meta:character-count="8888" meta:non-whitespace-character-count="7654"/>
  </office:meta>
</office:document-meta>
</file>